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3BE00000298D205A13E.png" manifest:media-type="image/png"/>
  <manifest:file-entry manifest:full-path="Pictures/1000000000000118000000F0334B956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941cm, 0cm, 0cm, 12.748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679cm" svg:height="7.438cm" svg:x="9.101cm" svg:y="0cm">
          <draw:image xlink:href="Pictures/1000000000000118000000F0334B9567.png" xlink:type="simple" xlink:show="embed" xlink:actuate="onLoad" draw:mime-type="image/png">
            <text:p/>
          </draw:image>
        </draw:frame>
        <draw:frame draw:style-name="gr2" draw:text-style-name="P1" draw:layer="layout" svg:width="3.975cm" svg:height="0.589cm" svg:x="11.265cm" svg:y="6.8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1.932cm" svg:height="0.542cm" draw:transform="rotate (1.5707963267949) translate (9.618cm 3.81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0.452cm" svg:height="0.53cm" svg:x="13.97cm" svg:y="3.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1" draw:layer="layout" svg:width="0.309cm" svg:height="0.47cm" svg:x="17.145cm" svg:y="3.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1" draw:layer="layout" svg:width="8.89cm" svg:height="7.498cm" svg:x="9.525cm" svg:y="7.742cm">
          <draw:image xlink:href="Pictures/10000000000003BE00000298D205A13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22:08:52.541413017</meta:creation-date>
    <dc:date>2024-07-03T22:32:35.972953187</dc:date>
    <meta:editing-duration>PT23M44S</meta:editing-duration>
    <meta:editing-cycles>1</meta:editing-cycles>
    <meta:document-statistic meta:object-count="29"/>
    <meta:generator>LibreOffice/7.6.7.2$Linux_X86_64 LibreOffice_project/60$Build-2</meta:generator>
  </office:meta>
</office:document-meta>
</file>

<file path=Object 1/content.xml><?xml version="1.0" encoding="utf-8"?>
<math xmlns="http://www.w3.org/1998/Math/MathML" display="block">
  <semantics>
    <mrow>
      <mrow>
        <mi>H</mi>
        <mo stretchy="false">=</mo>
        <mn>4</mn>
      </mrow>
      <msub>
        <mi>E</mi>
        <mi>C</mi>
      </msub>
      <mrow>
        <msup>
          <mi>n</mi>
          <mn>2</mn>
        </msup>
        <mo stretchy="false">−</mo>
        <msub>
          <mi>E</mi>
          <mi>J</mi>
        </msub>
      </mrow>
      <mi>cos</mi>
      <mrow>
        <mo fence="true" form="prefix" stretchy="false">(</mo>
        <mrow>
          <mi>φ</mi>
        </mrow>
        <mo fence="true" form="postfix" stretchy="false">)</mo>
      </mrow>
    </mrow>
    <annotation encoding="StarMath 5.0">H = 4E_C n^2 - E_J cos(%varphi) </annotation>
  </semantics>
</math>
</file>

<file path=Object 2/content.xml><?xml version="1.0" encoding="utf-8"?>
<math xmlns="http://www.w3.org/1998/Math/MathML" display="block">
  <semantics>
    <mrow>
      <msub>
        <mi>V</mi>
        <mn>0</mn>
      </msub>
      <mi>cos</mi>
      <mrow>
        <mo fence="true" form="prefix" stretchy="false">(</mo>
        <mrow>
          <mrow>
            <mi>ω</mi>
            <mi>t</mi>
          </mrow>
        </mrow>
        <mo fence="true" form="postfix" stretchy="false">)</mo>
      </mrow>
    </mrow>
    <annotation encoding="StarMath 5.0">V_0 cos(%omega t) </annotation>
  </semantics>
</math>
</file>

<file path=Object 3/content.xml><?xml version="1.0" encoding="utf-8"?>
<math xmlns="http://www.w3.org/1998/Math/MathML" display="block">
  <semantics>
    <msub>
      <mi>E</mi>
      <mi>J</mi>
    </msub>
    <annotation encoding="StarMath 5.0">E_J</annotation>
  </semantics>
</math>
</file>

<file path=Object 4/content.xml><?xml version="1.0" encoding="utf-8"?>
<math xmlns="http://www.w3.org/1998/Math/MathML" display="block">
  <semantics>
    <mi>C</mi>
    <annotation encoding="StarMath 5.0">C</annotation>
  </semantics>
</math>
</file>